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" svg:font-family="tim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5889e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ài tập 4: Cho biết kết quả hiển thị ra màn hình nếu file “abc.txt” có nội dung.</text:p>
      <text:p text:style-name="P1"><text:span text:style-name="T2"/></text:p>
      <text:p text:style-name="P1"><text:span text:style-name="T1">Số dòng 3</text:span></text:p>
      <text:p text:style-name="P1"><text:span text:style-name="T1">1. ABC123</text:span></text:p>
      <text:p text:style-name="P1"><text:span text:style-name="T1">2. 123ABC</text:span></text:p>
      <text:p text:style-name="P1"><text:span text:style-name="T1">3. AB12C3</text:span></text:p>
      <text:p text:style-name="Standard">BÀI TẬP TUẦN 03</text:p>
      <text:p text:style-name="Standard"> Viết hàm xử lý file, tính giá trị điện thế trung bình của mỗi ADC trong một ngà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" svg:font-family="tim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21:47:25.033017291</meta:creation-date>
    <dc:date>2021-10-12T21:55:08.109074367</dc:date>
    <meta:editing-duration>PT7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0" meta:character-count="214" meta:non-whitespace-character-count="171"/>
  </office:meta>
</office:document-meta>
</file>